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avaScript разработка в 2022</text:h>
      <text:p text:style-name="Text_20_body"><text:a xlink:type="simple" xlink:href="https://www.youtube.com/watch?v=181VnUUJq-Y" text:style-name="Internet_20_link" text:visited-style-name="Visited_20_Internet_20_Link">https://www.youtube.com/watch?v=181VnUUJq-Y</text:a></text:p>
      <text:h text:style-name="Heading_20_1" text:outline-level="1"><text:span text:style-name="Strong_20_Emphasis">HTML</text:span></text:h>
      <text:list xml:id="list1967715965" text:style-name="L1">
        <text:list-item>
          <text:p text:style-name="P2">Основы </text:p>
        </text:list-item>
        <text:list-item>
          <text:p text:style-name="P2">Структура страницы </text:p>
        </text:list-item>
        <text:list-item>
          <text:p text:style-name="P2">Семантика </text:p>
        </text:list-item>
        <text:list-item>
          <text:p text:style-name="P1">Формы </text:p>
        </text:list-item>
      </text:list>
      <text:h text:style-name="Heading_20_2" text:outline-level="2"><text:span text:style-name="Strong_20_Emphasis">Дополнительно:</text:span></text:h>
      <text:list xml:id="list816422235" text:style-name="L2">
        <text:list-item>
          <text:p text:style-name="P3">Emmet </text:p>
        </text:list-item>
      </text:list>
      <text:h text:style-name="Heading_20_2" text:outline-level="2">Видео по теме**:**</text:h>
      <text:p text:style-name="Text_20_body">HTML для Начинающих – Практический Курс: <text:a xlink:type="simple" xlink:href="https://youtu.be/DOEtVdkKwcU" text:style-name="Internet_20_link" text:visited-style-name="Visited_20_Internet_20_Link">https://youtu.be/DOEtVdkKwcU</text:a></text:p>
      <text:h text:style-name="Heading_20_1" text:outline-level="1"><text:span text:style-name="Strong_20_Emphasis">CSS</text:span></text:h>
      <text:list xml:id="list1407453549" text:style-name="L3">
        <text:list-item>
          <text:p text:style-name="P5">Селекторы </text:p>
        </text:list-item>
        <text:list-item>
          <text:p text:style-name="P5">Box Model </text:p>
        </text:list-item>
        <text:list-item>
          <text:p text:style-name="P5">Позиционирование </text:p>
        </text:list-item>
        <text:list-item>
          <text:p text:style-name="P5">Flexbox </text:p>
        </text:list-item>
        <text:list-item>
          <text:p text:style-name="P5">Grid </text:p>
        </text:list-item>
        <text:list-item>
          <text:p text:style-name="P5">Псевдоэлементы </text:p>
        </text:list-item>
        <text:list-item>
          <text:p text:style-name="P5">Медиа запросы </text:p>
        </text:list-item>
        <text:list-item>
          <text:p text:style-name="P4">Анимации </text:p>
        </text:list-item>
      </text:list>
      <text:h text:style-name="Heading_20_2" text:outline-level="2">Видео по теме**:**</text:h>
      <text:p text:style-name="Text_20_body">CSS для Начинающих - Практический Курс: <text:a xlink:type="simple" xlink:href="https://youtu.be/SpCUuyZZTp8" text:style-name="Internet_20_link" text:visited-style-name="Visited_20_Internet_20_Link">https://youtu.be/SpCUuyZZTp8</text:a></text:p>
      <text:h text:style-name="Heading_20_2" text:outline-level="2"><text:span text:style-name="Strong_20_Emphasis">Дополнительно к CSS</text:span></text:h>
      <text:list xml:id="list3584490981" text:style-name="L4">
        <text:list-item>
          <text:p text:style-name="P7">Методология БЭМ </text:p>
        </text:list-item>
        <text:list-item>
          <text:p text:style-name="P7">Препроцессоры (SASS / Less / Stylus) </text:p>
        </text:list-item>
        <text:list-item>
          <text:p text:style-name="P7">Tailwind CSS </text:p>
        </text:list-item>
        <text:list-item>
          <text:p text:style-name="P7">Bootstrap </text:p>
        </text:list-item>
        <text:list-item>
          <text:p text:style-name="P7">SemanticUI </text:p>
        </text:list-item>
        <text:list-item>
          <text:p text:style-name="P6">Materialize CSS </text:p>
        </text:list-item>
      </text:list>
      <text:h text:style-name="Heading_20_2" text:outline-level="2"><text:soft-page-break/>Курсы</text:h>
      <text:p text:style-name="Text_20_body">Бесплатный курс по HTML&amp;CSS: <text:a xlink:type="simple" xlink:href="https://bit.ly/3qIUHI3" text:style-name="Internet_20_link" text:visited-style-name="Visited_20_Internet_20_Link">https://bit.ly/3qIUHI3</text:a></text:p>
      <text:h text:style-name="Heading_20_1" text:outline-level="1"><text:span text:style-name="Strong_20_Emphasis">JavaScript</text:span></text:h>
      <text:h text:style-name="Heading_20_2" text:outline-level="2"><text:span text:style-name="Strong_20_Emphasis">Основы + DOM</text:span></text:h>
      <text:p text:style-name="Text_20_body">Полный курс по JavaScript: <text:a xlink:type="simple" xlink:href="https://www.youtube.com/watch?v=Bluxbh9CaQ0" text:style-name="Internet_20_link" text:visited-style-name="Visited_20_Internet_20_Link">https://www.youtube.com/watch?v=Bluxbh9CaQ0</text:a></text:p>
      <text:h text:style-name="Heading_20_2" text:outline-level="2"><text:span text:style-name="Strong_20_Emphasis">Замыкания</text:span></text:h>
      <text:p text:style-name="Text_20_body">Что такое замыкания: <text:a xlink:type="simple" xlink:href="https://www.youtube.com/watch?v=pahO5XjnfLA" text:style-name="Internet_20_link" text:visited-style-name="Visited_20_Internet_20_Link">https://www.youtube.com/watch?v=pahO5XjnfLA</text:a></text:p>
      <text:h text:style-name="Heading_20_2" text:outline-level="2"><text:span text:style-name="Strong_20_Emphasis">Стрелочные функции</text:span></text:h>
      <text:p text:style-name="Text_20_body">Полный курс по ES6: <text:a xlink:type="simple" xlink:href="https://www.youtube.com/watch?v=Ti2Q4sQkNdU" text:style-name="Internet_20_link" text:visited-style-name="Visited_20_Internet_20_Link">https://www.youtube.com/watch?v=Ti2Q4sQkNdU</text:a></text:p>
      <text:h text:style-name="Heading_20_2" text:outline-level="2"><text:span text:style-name="Strong_20_Emphasis">Promises</text:span></text:h>
      <text:p text:style-name="Text_20_body">Все о Promise: <text:a xlink:type="simple" xlink:href="https://www.youtube.com/watch?v=1idOY3C1gYU" text:style-name="Internet_20_link" text:visited-style-name="Visited_20_Internet_20_Link">https://www.youtube.com/watch?v=1idOY3C1gYU</text:a></text:p>
      <text:h text:style-name="Heading_20_2" text:outline-level="2">a<text:span text:style-name="Strong_20_Emphasis">sync/await</text:span></text:h>
      <text:p text:style-name="Text_20_body">Все про <text:span text:style-name="Source_20_Text">async</text:span>/<text:span text:style-name="Source_20_Text">await</text:span>: <text:a xlink:type="simple" xlink:href="https://www.youtube.com/watch?v=SHiUyM_fFME" text:style-name="Internet_20_link" text:visited-style-name="Visited_20_Internet_20_Link">https://www.youtube.com/watch?v=SHiUyM_fFME</text:a></text:p>
      <text:h text:style-name="Heading_20_2" text:outline-level="2"><text:span text:style-name="Strong_20_Emphasis">Event Loop</text:span></text:h>
      <text:p text:style-name="Text_20_body">Про Event Loop: <text:a xlink:type="simple" xlink:href="https://www.youtube.com/watch?v=vIZs5tH-HGQ" text:style-name="Internet_20_link" text:visited-style-name="Visited_20_Internet_20_Link">https://www.youtube.com/watch?v=vIZs5tH-HGQ</text:a></text:p>
      <text:h text:style-name="Heading_20_2" text:outline-level="2"><text:span text:style-name="Strong_20_Emphasis">Прототипы</text:span></text:h>
      <text:p text:style-name="Text_20_body">Что такое прототипы: <text:a xlink:type="simple" xlink:href="https://www.youtube.com/watch?v=aQkgUUmUJy4" text:style-name="Internet_20_link" text:visited-style-name="Visited_20_Internet_20_Link">https://www.youtube.com/watch?v=aQkgUUmUJy4</text:a></text:p>
      <text:h text:style-name="Heading_20_2" text:outline-level="2"><text:span text:style-name="Strong_20_Emphasis">Методы массивов</text:span></text:h>
      <text:p text:style-name="Text_20_body">Основные методы массивов: <text:a xlink:type="simple" xlink:href="https://www.youtube.com/watch?v=nEabP9CYCAQ" text:style-name="Internet_20_link" text:visited-style-name="Visited_20_Internet_20_Link">https://www.youtube.com/watch?v=nEabP9CYCAQ</text:a></text:p>
      <text:h text:style-name="Heading_20_2" text:outline-level="2"><text:span text:style-name="Strong_20_Emphasis">Деструктуризация</text:span></text:h>
      <text:p text:style-name="Text_20_body">Про Rest и Spread: <text:a xlink:type="simple" xlink:href="https://www.youtube.com/watch?v=SGeQ-U0G7dE" text:style-name="Internet_20_link" text:visited-style-name="Visited_20_Internet_20_Link">https://www.youtube.com/watch?v=SGeQ-U0G7dE</text:a></text:p>
      <text:p text:style-name="Text_20_body">Деструктуризация: <text:a xlink:type="simple" xlink:href="https://www.youtube.com/watch?v=wWYokY0Pt2M" text:style-name="Internet_20_link" text:visited-style-name="Visited_20_Internet_20_Link">https://www.youtube.com/watch?v=wWYokY0Pt2M</text:a></text:p>
      <text:h text:style-name="Heading_20_2" text:outline-level="2"><text:span text:style-name="Strong_20_Emphasis">Классы</text:span></text:h>
      <text:p text:style-name="Text_20_body">Все о классах: <text:a xlink:type="simple" xlink:href="https://youtu.be/uLY9GXGMXaA" text:style-name="Internet_20_link" text:visited-style-name="Visited_20_Internet_20_Link">https://youtu.be/uLY9GXGMXaA</text:a></text:p>
      <text:h text:style-name="Heading_20_2" text:outline-level="2"><text:soft-page-break/><text:span text:style-name="Strong_20_Emphasis">Fetch (работа с сервером)</text:span></text:h>
      <text:p text:style-name="Text_20_body">Про <text:span text:style-name="Source_20_Text">fetch()</text:span> и запросы на сервер: <text:a xlink:type="simple" xlink:href="https://youtu.be/eKCD9djJQKc" text:style-name="Internet_20_link" text:visited-style-name="Visited_20_Internet_20_Link">https://youtu.be/eKCD9djJQKc</text:a></text:p>
      <text:h text:style-name="Heading_20_2" text:outline-level="2"><text:span text:style-name="Strong_20_Emphasis">Дополнительно</text:span></text:h>
      <text:p text:style-name="Text_20_body">Теория “сложного JavaScript” простым языком: <text:a xlink:type="simple" xlink:href="https://youtube.com/playlist?list=PLqKQF2ojwm3l4oPjsB9chrJmlhZ-zOzWT" text:style-name="Internet_20_link" text:visited-style-name="Visited_20_Internet_20_Link">https://youtube.com/playlist?list=PLqKQF2ojwm3l4oPjsB9chrJmlhZ-zOzWT</text:a></text:p>
      <text:p text:style-name="Text_20_body">Практика JavaScript: <text:a xlink:type="simple" xlink:href="https://www.youtube.com/playlist?list=PLqKQF2ojwm3n-ufn3E-l6Y0VxDrj3hM5M" text:style-name="Internet_20_link" text:visited-style-name="Visited_20_Internet_20_Link">https://www.youtube.com/playlist?list=PLqKQF2ojwm3n-ufn3E-l6Y0VxDrj3hM5M</text:a></text:p>
      <text:p text:style-name="Text_20_body">Дополнительный плейлист по JavaScript: <text:a xlink:type="simple" xlink:href="https://youtube.com/playlist?list=PLqKQF2ojwm3llpxoP1rzoz7TE2Fpo4Zhp" text:style-name="Internet_20_link" text:visited-style-name="Visited_20_Internet_20_Link">https://youtube.com/playlist?list=PLqKQF2ojwm3llpxoP1rzoz7TE2Fpo4Zhp</text:a></text:p>
      <text:h text:style-name="Heading_20_2" text:outline-level="2"><text:span text:style-name="Strong_20_Emphasis">Курсы</text:span></text:h>
      <text:p text:style-name="Text_20_body">Junior Frontend Developer: <text:a xlink:type="simple" xlink:href="https://bit.ly/3P0OYrL" text:style-name="Internet_20_link" text:visited-style-name="Visited_20_Internet_20_Link">https://bit.ly/3P0OYrL</text:a></text:p>
      <text:p text:style-name="Text_20_body">Продвинутый JavaScript: <text:a xlink:type="simple" xlink:href="https://bit.ly/3z08dfa" text:style-name="Internet_20_link" text:visited-style-name="Visited_20_Internet_20_Link">https://bit.ly/3z08dfa</text:a></text:p>
      <text:h text:style-name="Heading_20_1" text:outline-level="1"><text:span text:style-name="Strong_20_Emphasis">Инструменты для разработки</text:span></text:h>
      <text:list xml:id="list4197732783" text:style-name="L5">
        <text:list-item>
          <text:p text:style-name="P9">Git </text:p>
        </text:list-item>
        <text:list-item>
          <text:p text:style-name="P9">Github, Bitbucket, Gitlab </text:p>
        </text:list-item>
        <text:list-item>
          <text:p text:style-name="P8">npm, yarn </text:p>
        </text:list-item>
      </text:list>
      <text:h text:style-name="Heading_20_2" text:outline-level="2"><text:span text:style-name="Strong_20_Emphasis">Видео по теме:</text:span></text:h>
      <text:p text:style-name="Text_20_body">Git и GitHub для начинающих: <text:a xlink:type="simple" xlink:href="https://youtu.be/zZBiln_2FhM" text:style-name="Internet_20_link" text:visited-style-name="Visited_20_Internet_20_Link">https://youtu.be/zZBiln_2FhM</text:a></text:p>
      <text:h text:style-name="Heading_20_1" text:outline-level="1"><text:span text:style-name="Strong_20_Emphasis">Инструменты сборки:</text:span></text:h>
      <text:list xml:id="list2740939375" text:style-name="L6">
        <text:list-item>
          <text:p text:style-name="P11">Webpack </text:p>
        </text:list-item>
        <text:list-item>
          <text:p text:style-name="P11">Vite </text:p>
        </text:list-item>
        <text:list-item>
          <text:p text:style-name="P11">Parcel </text:p>
        </text:list-item>
        <text:list-item>
          <text:p text:style-name="P11">Bun </text:p>
        </text:list-item>
        <text:list-item>
          <text:p text:style-name="P10">esbuild </text:p>
        </text:list-item>
      </text:list>
      <text:h text:style-name="Heading_20_1" text:outline-level="1"><text:span text:style-name="Strong_20_Emphasis">TypeScript</text:span></text:h>
      <text:list xml:id="list864594077" text:style-name="L7">
        <text:list-item>
          <text:p text:style-name="P13">Основы </text:p>
        </text:list-item>
        <text:list-item>
          <text:p text:style-name="P13">Интерфейсы </text:p>
        </text:list-item>
        <text:list-item>
          <text:p text:style-name="P12">Generic Types </text:p>
        </text:list-item>
      </text:list>
      <text:h text:style-name="Heading_20_2" text:outline-level="2"><text:span text:style-name="Strong_20_Emphasis">Видео по теме</text:span></text:h>
      <text:p text:style-name="Text_20_body">Курс за 70 минут: <text:a xlink:type="simple" xlink:href="https://www.youtube.com/watch?v=nyIpDs2DJ_c" text:style-name="Internet_20_link" text:visited-style-name="Visited_20_Internet_20_Link">https://www.youtube.com/watch?v=nyIpDs2DJ_c</text:a></text:p>
      <text:p text:style-name="Text_20_body"><text:soft-page-break/>Продвинутый TS: <text:a xlink:type="simple" xlink:href="https://www.youtube.com/watch?v=7NU6K4170As" text:style-name="Internet_20_link" text:visited-style-name="Visited_20_Internet_20_Link">https://www.youtube.com/watch?v=7NU6K4170As</text:a></text:p>
      <text:h text:style-name="Heading_20_1" text:outline-level="1"><text:span text:style-name="Strong_20_Emphasis">Frontend</text:span></text:h>
      <text:h text:style-name="Heading_20_2" text:outline-level="2"><text:span text:style-name="Strong_20_Emphasis">React + Redux / MobX</text:span></text:h>
      <text:list xml:id="list2810274527" text:style-name="L8">
        <text:list-item>
          <text:p text:style-name="P15">Create React App </text:p>
        </text:list-item>
        <text:list-item>
          <text:p text:style-name="P15">JSX </text:p>
        </text:list-item>
        <text:list-item>
          <text:p text:style-name="P15">Компоненты </text:p>
        </text:list-item>
        <text:list-item>
          <text:p text:style-name="P15">Props vs State </text:p>
        </text:list-item>
        <text:list-item>
          <text:p text:style-name="P15">Условный рендеринг </text:p>
        </text:list-item>
        <text:list-item>
          <text:p text:style-name="P15">Хуки </text:p>
        </text:list-item>
        <text:list-item>
          <text:p text:style-name="P15">Формы (React Hook Form, Formik) </text:p>
        </text:list-item>
        <text:list-item>
          <text:p text:style-name="P15">React Router </text:p>
        </text:list-item>
        <text:list-item>
          <text:p text:style-name="P14">State management (Redux + Redux Toolkit, MobX) </text:p>
        </text:list-item>
      </text:list>
      <text:h text:style-name="Heading_20_3" text:outline-level="3"><text:span text:style-name="Strong_20_Emphasis">Видео по теме:</text:span></text:h>
      <text:p text:style-name="Text_20_body">Полный курс по хукам: <text:a xlink:type="simple" xlink:href="https://www.youtube.com/watch?v=9KJxaFHotqI" text:style-name="Internet_20_link" text:visited-style-name="Visited_20_Internet_20_Link">https://www.youtube.com/watch?v=9KJxaFHotqI</text:a></text:p>
      <text:p text:style-name="Text_20_body">Redux: <text:a xlink:type="simple" xlink:href="https://www.youtube.com/watch?v=YdYyYMFPa44" text:style-name="Internet_20_link" text:visited-style-name="Visited_20_Internet_20_Link">https://www.youtube.com/watch?v=YdYyYMFPa44</text:a></text:p>
      <text:p text:style-name="Text_20_body">React стек 2022 (TypeScript, Redux Toolkit, RTKQuery, Tailwind): ****<text:a xlink:type="simple" xlink:href="https://youtu.be/lkbm-zlcFvs" text:style-name="Internet_20_link" text:visited-style-name="Visited_20_Internet_20_Link">https://youtu.be/lkbm-zlcFvs</text:a></text:p>
      <text:p text:style-name="Text_20_body">50 вопросов на собеседование: <text:a xlink:type="simple" xlink:href="https://www.youtube.com/watch?v=-cZOdWjFwXw" text:style-name="Internet_20_link" text:visited-style-name="Visited_20_Internet_20_Link">https://www.youtube.com/watch?v=-cZOdWjFwXw</text:a></text:p>
      <text:p text:style-name="Text_20_body">React Redux + Saga: <text:a xlink:type="simple" xlink:href="https://www.youtube.com/watch?v=G3GGXIhggGs" text:style-name="Internet_20_link" text:visited-style-name="Visited_20_Internet_20_Link">https://www.youtube.com/watch?v=G3GGXIhggGs</text:a></text:p>
      <text:h text:style-name="Heading_20_2" text:outline-level="2"><text:span text:style-name="Strong_20_Emphasis">Vue + Pinia</text:span></text:h>
      <text:list xml:id="list2623575989" text:style-name="L9">
        <text:list-item>
          <text:p text:style-name="P17">Vue CLI </text:p>
        </text:list-item>
        <text:list-item>
          <text:p text:style-name="P17">Компоненты </text:p>
        </text:list-item>
        <text:list-item>
          <text:p text:style-name="P17">Синтаксис шаблонов </text:p>
        </text:list-item>
        <text:list-item>
          <text:p text:style-name="P17">Директивы </text:p>
        </text:list-item>
        <text:list-item>
          <text:p text:style-name="P17">Условный рендеринг </text:p>
        </text:list-item>
        <text:list-item>
          <text:p text:style-name="P17">Хуки жизненного цикла </text:p>
        </text:list-item>
        <text:list-item>
          <text:p text:style-name="P17">Формы </text:p>
        </text:list-item>
        <text:list-item>
          <text:p text:style-name="P17">Composition API </text:p>
        </text:list-item>
        <text:list-item>
          <text:p text:style-name="P17">Provide/Inject </text:p>
        </text:list-item>
        <text:list-item>
          <text:p text:style-name="P17">Teleport </text:p>
        </text:list-item>
        <text:list-item>
          <text:p text:style-name="P17">Plugins </text:p>
        </text:list-item>
        <text:list-item>
          <text:p text:style-name="P17">Watchers </text:p>
        </text:list-item>
        <text:list-item>
          <text:p text:style-name="P17">Slots </text:p>
        </text:list-item>
        <text:list-item>
          <text:p text:style-name="P17">Vue Router </text:p>
        </text:list-item>
        <text:list-item>
          <text:p text:style-name="P16">State management (Pinia) </text:p>
        </text:list-item>
      </text:list>
      <text:h text:style-name="Heading_20_3" text:outline-level="3"><text:soft-page-break/><text:span text:style-name="Strong_20_Emphasis">Видео по теме:</text:span></text:h>
      <text:p text:style-name="Text_20_body">Основы для начинающих (Vue 3): <text:a xlink:type="simple" xlink:href="https://www.youtube.com/watch?v=p059z-0JTFg" text:style-name="Internet_20_link" text:visited-style-name="Visited_20_Internet_20_Link">https://www.youtube.com/watch?v=p059z-0JTFg</text:a></text:p>
      <text:p text:style-name="Text_20_body">Vue 3 Composition: <text:a xlink:type="simple" xlink:href="https://www.youtube.com/watch?v=Ix8wcwrnPns" text:style-name="Internet_20_link" text:visited-style-name="Visited_20_Internet_20_Link">https://www.youtube.com/watch?v=Ix8wcwrnPns</text:a></text:p>
      <text:p text:style-name="Text_20_body">Composition API примеры: <text:a xlink:type="simple" xlink:href="https://www.youtube.com/watch?v=IVkI90LlBA8" text:style-name="Internet_20_link" text:visited-style-name="Visited_20_Internet_20_Link">https://www.youtube.com/watch?v=IVkI90LlBA8</text:a></text:p>
      <text:h text:style-name="Heading_20_3" text:outline-level="3"><text:span text:style-name="Strong_20_Emphasis">Курсы</text:span></text:h>
      <text:p text:style-name="Text_20_body">Полный курс по Vue 3: <text:a xlink:type="simple" xlink:href="https://bit.ly/3npoiWn" text:style-name="Internet_20_link" text:visited-style-name="Visited_20_Internet_20_Link">https://bit.ly/3npoiWn</text:a></text:p>
      <text:h text:style-name="Heading_20_2" text:outline-level="2"><text:span text:style-name="Strong_20_Emphasis">Angular (Сервисы, NgRx)</text:span></text:h>
      <text:list xml:id="list871504852" text:style-name="L10">
        <text:list-item>
          <text:p text:style-name="P19">RxJS </text:p>
        </text:list-item>
        <text:list-item>
          <text:p text:style-name="P19">Шаблоны (интерполяция, property binding, event binding) </text:p>
        </text:list-item>
        <text:list-item>
          <text:p text:style-name="P19"><text:span text:style-name="Source_20_Text">ngIf</text:span>, <text:span text:style-name="Source_20_Text">ngFor</text:span>, <text:span text:style-name="Source_20_Text">ngClass</text:span>, <text:span text:style-name="Source_20_Text">ngStyles</text:span> </text:p>
        </text:list-item>
        <text:list-item>
          <text:p text:style-name="P19">Формы, валидация </text:p>
        </text:list-item>
        <text:list-item>
          <text:p text:style-name="P19">Хуки жизненного цикла </text:p>
        </text:list-item>
        <text:list-item>
          <text:p text:style-name="P19">Routing и Guards </text:p>
        </text:list-item>
        <text:list-item>
          <text:p text:style-name="P18">State management (NgRx) </text:p>
        </text:list-item>
      </text:list>
      <text:h text:style-name="Heading_20_3" text:outline-level="3"><text:span text:style-name="Strong_20_Emphasis">Видео по теме:</text:span></text:h>
      <text:p text:style-name="Text_20_body">Курс по RxJS: <text:a xlink:type="simple" xlink:href="https://www.youtube.com/watch?v=gCwSVQO_PtY" text:style-name="Internet_20_link" text:visited-style-name="Visited_20_Internet_20_Link">https://www.youtube.com/watch?v=gCwSVQO_PtY</text:a></text:p>
      <text:p text:style-name="Text_20_body">Быстрый курс: <text:a xlink:type="simple" xlink:href="https://youtu.be/yCIti018Srw" text:style-name="Internet_20_link" text:visited-style-name="Visited_20_Internet_20_Link">https://youtu.be/yCIti018Srw</text:a></text:p>
      <text:p text:style-name="Text_20_body">Вопросы на собеседование: <text:a xlink:type="simple" xlink:href="https://www.youtube.com/watch?v=rc3E4tplFCU" text:style-name="Internet_20_link" text:visited-style-name="Visited_20_Internet_20_Link">https://www.youtube.com/watch?v=rc3E4tplFCU</text:a></text:p>
      <text:h text:style-name="Heading_20_2" text:outline-level="2"><text:span text:style-name="Strong_20_Emphasis">Svelte</text:span></text:h>
      <text:p text:style-name="Text_20_body">Вводный курс по Svelte: <text:a xlink:type="simple" xlink:href="https://www.youtube.com/playlist?list=PLqKQF2ojwm3mgL-JymBaquJItb0eP0MTR" text:style-name="Internet_20_link" text:visited-style-name="Visited_20_Internet_20_Link">https://www.youtube.com/playlist?list=PLqKQF2ojwm3mgL-JymBaquJItb0eP0MTR</text:a></text:p>
      <text:h text:style-name="Heading_20_1" text:outline-level="1"><text:span text:style-name="Strong_20_Emphasis">Server Side Rendering (SSR)</text:span></text:h>
      <text:list xml:id="list3344338571" text:style-name="L11">
        <text:list-item>
          <text:p text:style-name="P21">Nuxt </text:p>
        </text:list-item>
        <text:list-item>
          <text:p text:style-name="P21">Next </text:p>
        </text:list-item>
        <text:list-item>
          <text:p text:style-name="P21">Angular Universal </text:p>
        </text:list-item>
        <text:list-item>
          <text:p text:style-name="P20">Sapper </text:p>
        </text:list-item>
      </text:list>
      <text:h text:style-name="Heading_20_2" text:outline-level="2"><text:span text:style-name="Strong_20_Emphasis">Видео по теме:</text:span></text:h>
      <text:p text:style-name="Text_20_body">Nuxt (Vue): <text:a xlink:type="simple" xlink:href="https://www.youtube.com/watch?v=lm9olMCRCIc" text:style-name="Internet_20_link" text:visited-style-name="Visited_20_Internet_20_Link">https://www.youtube.com/watch?v=lm9olMCRCIc</text:a></text:p>
      <text:p text:style-name="Text_20_body">Чат на Vue (Nuxt): <text:a xlink:type="simple" xlink:href="https://www.youtube.com/playlist?list=PLqKQF2ojwm3ktTvzYonkjMp7khGwvdp-n" text:style-name="Internet_20_link" text:visited-style-name="Visited_20_Internet_20_Link">https://www.youtube.com/playlist?list=PLqKQF2ojwm3ktTvzYonkjMp7khGwvdp-n</text:a></text:p>
      <text:p text:style-name="Text_20_body">Next (React): <text:a xlink:type="simple" xlink:href="https://www.youtube.com/watch?v=_EOrSmjdOZQ" text:style-name="Internet_20_link" text:visited-style-name="Visited_20_Internet_20_Link">https://www.youtube.com/watch?v=_EOrSmjdOZQ</text:a></text:p>
      <text:h text:style-name="Heading_20_1" text:outline-level="1"><text:soft-page-break/><text:span text:style-name="Strong_20_Emphasis">Backend</text:span></text:h>
      <text:h text:style-name="Heading_20_2" text:outline-level="2"><text:span text:style-name="Strong_20_Emphasis">Node.js (Express, Fastify, Nest)</text:span></text:h>
      <text:p text:style-name="Text_20_body">Node.js за 1 час: <text:a xlink:type="simple" xlink:href="https://www.youtube.com/watch?v=3aGSqasVPsI" text:style-name="Internet_20_link" text:visited-style-name="Visited_20_Internet_20_Link">https://www.youtube.com/watch?v=3aGSqasVPsI</text:a></text:p>
      <text:p text:style-name="Text_20_body">Express: <text:a xlink:type="simple" xlink:href="https://www.youtube.com/watch?v=9EtkpCzqZu0" text:style-name="Internet_20_link" text:visited-style-name="Visited_20_Internet_20_Link">https://www.youtube.com/watch?v=9EtkpCzqZu0</text:a></text:p>
      <text:p text:style-name="Text_20_body">Nest: <text:a xlink:type="simple" xlink:href="https://www.youtube.com/watch?v=abdgy72csaA" text:style-name="Internet_20_link" text:visited-style-name="Visited_20_Internet_20_Link">https://www.youtube.com/watch?v=abdgy72csaA</text:a></text:p>
      <text:h text:style-name="Heading_20_2" text:outline-level="2"><text:span text:style-name="Strong_20_Emphasis">Deno</text:span></text:h>
      <text:p text:style-name="Text_20_body">Быстрый курс: <text:a xlink:type="simple" xlink:href="https://www.youtube.com/watch?v=5tkDUN8xAMw" text:style-name="Internet_20_link" text:visited-style-name="Visited_20_Internet_20_Link">https://www.youtube.com/watch?v=5tkDUN8xAMw</text:a></text:p>
      <text:h text:style-name="Heading_20_2" text:outline-level="2"><text:span text:style-name="Strong_20_Emphasis">Базы данных</text:span></text:h>
      <text:list xml:id="list1523304692" text:style-name="L12">
        <text:list-item>
          <text:p text:style-name="P23">PostgreSQL </text:p>
        </text:list-item>
        <text:list-item>
          <text:p text:style-name="P23">MongoDB </text:p>
        </text:list-item>
        <text:list-item>
          <text:p text:style-name="P23">MySQL </text:p>
        </text:list-item>
        <text:list-item>
          <text:p text:style-name="P22">Firebase </text:p>
        </text:list-item>
      </text:list>
      <text:h text:style-name="Heading_20_2" text:outline-level="2"><text:span text:style-name="Strong_20_Emphasis">Концепты</text:span></text:h>
      <text:list xml:id="list107531186" text:style-name="L13">
        <text:list-item>
          <text:p text:style-name="P25">HTTP </text:p>
        </text:list-item>
        <text:list-item>
          <text:p text:style-name="P25">GraphQL </text:p>
        </text:list-item>
        <text:list-item>
          <text:p text:style-name="P24">REST API </text:p>
        </text:list-item>
      </text:list>
      <text:h text:style-name="Heading_20_2" text:outline-level="2"><text:span text:style-name="Strong_20_Emphasis">Видео по теме:</text:span></text:h>
      <text:p text:style-name="Text_20_body">REST API: <text:a xlink:type="simple" xlink:href="https://www.youtube.com/watch?v=lzQIhjElV_g" text:style-name="Internet_20_link" text:visited-style-name="Visited_20_Internet_20_Link">https://www.youtube.com/watch?v=lzQIhjElV_g</text:a></text:p>
      <text:h text:style-name="Heading_20_1" text:outline-level="1"><text:span text:style-name="Strong_20_Emphasis">Serverless</text:span></text:h>
      <text:list xml:id="list3385133547" text:style-name="L14">
        <text:list-item>
          <text:p text:style-name="P27">Firebase </text:p>
        </text:list-item>
        <text:list-item>
          <text:p text:style-name="P27">AWS </text:p>
        </text:list-item>
        <text:list-item>
          <text:p text:style-name="P27">JAMstack </text:p>
        </text:list-item>
        <text:list-item>
          <text:p text:style-name="P27">Yandex Cloud </text:p>
        </text:list-item>
        <text:list-item>
          <text:p text:style-name="P26">Netlify </text:p>
        </text:list-item>
      </text:list>
      <text:h text:style-name="Heading_20_1" text:outline-level="1"><text:span text:style-name="Strong_20_Emphasis">Тестирование</text:span></text:h>
      <text:list xml:id="list710415745" text:style-name="L15">
        <text:list-item>
          <text:p text:style-name="P29">Unit (Jest) </text:p>
        </text:list-item>
        <text:list-item>
          <text:p text:style-name="P29">Integration </text:p>
        </text:list-item>
        <text:list-item>
          <text:p text:style-name="P28">End-to-end (E2E) </text:p>
        </text:list-item>
      </text:list>
      <text:h text:style-name="Heading_20_2" text:outline-level="2"><text:soft-page-break/><text:span text:style-name="Strong_20_Emphasis">Видео по теме:</text:span></text:h>
      <text:p text:style-name="Text_20_body">Jest: <text:a xlink:type="simple" xlink:href="https://www.youtube.com/watch?v=IEDe8jl5efU" text:style-name="Internet_20_link" text:visited-style-name="Visited_20_Internet_20_Link">https://www.youtube.com/watch?v=IEDe8jl5efU</text:a></text:p>
      <text:p text:style-name="Text_20_body">TDD: <text:a xlink:type="simple" xlink:href="https://www.youtube.com/watch?v=SQMCtWnCxEA" text:style-name="Internet_20_link" text:visited-style-name="Visited_20_Internet_20_Link">https://www.youtube.com/watch?v=SQMCtWnCxEA</text:a></text:p>
      <text:h text:style-name="Heading_20_1" text:outline-level="1"><text:span text:style-name="Strong_20_Emphasis">PWA</text:span></text:h>
      <text:list xml:id="list2869370565" text:style-name="L16">
        <text:list-item>
          <text:p text:style-name="P31">Service Workers </text:p>
        </text:list-item>
        <text:list-item>
          <text:p text:style-name="P30">Кеширование </text:p>
        </text:list-item>
      </text:list>
      <text:h text:style-name="Heading_20_1" text:outline-level="1"><text:span text:style-name="Strong_20_Emphasis">Текстовые редакторы</text:span></text:h>
      <text:list xml:id="list1790616768" text:style-name="L17">
        <text:list-item>
          <text:p text:style-name="P33">VSCode </text:p>
        </text:list-item>
        <text:list-item>
          <text:p text:style-name="P33">WebStorm </text:p>
        </text:list-item>
        <text:list-item>
          <text:p text:style-name="P33">Sublime Text </text:p>
        </text:list-item>
        <text:list-item>
          <text:p text:style-name="P32">VIM </text:p>
        </text:list-item>
      </text:list>
      <text:h text:style-name="Heading_20_2" text:outline-level="2"><text:span text:style-name="Strong_20_Emphasis">Видео по теме:</text:span></text:h>
      <text:p text:style-name="Text_20_body">Курс по VSCode: <text:a xlink:type="simple" xlink:href="https://www.youtube.com/watch?v=QeUp3CahkQw" text:style-name="Internet_20_link" text:visited-style-name="Visited_20_Internet_20_Link">https://www.youtube.com/watch?v=QeUp3CahkQw</text:a></text:p>
      <text:p text:style-name="Text_20_body">Курс по WebStorm: <text:a xlink:type="simple" xlink:href="https://www.youtube.com/watch?v=WlBrhM1_t5k" text:style-name="Internet_20_link" text:visited-style-name="Visited_20_Internet_20_Link">https://www.youtube.com/watch?v=WlBrhM1_t5k</text:a></text:p>
      <text:h text:style-name="Heading_20_1" text:outline-level="1"><text:span text:style-name="Strong_20_Emphasis">Подписывайся на мои соц сети</text:span></text:h>
      <text:p text:style-name="Text_20_body">Telegram: <text:a xlink:type="simple" xlink:href="https://t.me/js_by_vladilen" text:style-name="Internet_20_link" text:visited-style-name="Visited_20_Internet_20_Link">https://t.me/js_by_vladilen</text:a></text:p>
      <text:p text:style-name="Text_20_body">Instagram: <text:a xlink:type="simple" xlink:href="https://www.instagram.com/vladilen.minin" text:style-name="Internet_20_link" text:visited-style-name="Visited_20_Internet_20_Link">https://www.instagram.com/vladilen.minin</text:a></text:p>
      <text:p text:style-name="Text_20_body">VK: <text:a xlink:type="simple" xlink:href="https://vk.com/vladilen.minin" text:style-name="Internet_20_link" text:visited-style-name="Visited_20_Internet_20_Link">https://vk.com/vladilen.minin</text:a></text:p>
      <text:p text:style-name="Text_20_body">Youtube: <text:a xlink:type="simple" xlink:href="https://www.youtube.com/c/VladilenMinin" text:style-name="Internet_20_link" text:visited-style-name="Visited_20_Internet_20_Link">https://www.youtube.com/c/VladilenMinin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3:19:02.882597048</meta:creation-date>
    <dc:date>2023-01-18T13:20:13.436880218</dc:date>
    <meta:editing-duration>PT1M11S</meta:editing-duration>
    <meta:editing-cycles>1</meta:editing-cycles>
    <meta:document-statistic meta:table-count="0" meta:image-count="0" meta:object-count="0" meta:page-count="7" meta:paragraph-count="190" meta:word-count="557" meta:character-count="5159" meta:non-whitespace-character-count="4791"/>
    <meta:generator>LibreOffice/7.3.7.2$Linux_X86_64 LibreOffice_project/30$Build-2</meta:generator>
  </office:meta>
</office:document-meta>
</file>